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World!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cm" fo:margin-bottom="0cm" loext:contextual-spacing="false" fo:background-color="#dddddd" fo:padding="0cm" fo:border="0.06pt solid #000000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22T11:57:47.072299319</dc:date>
    <meta:editing-duration>PT2M15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